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ggs searches at CMS &amp; Higgs-&gt; Invisible</text:p>
      <text:p text:style-name="P1"/>
      <text:p text:style-name="P1">Papers read</text:p>
      <text:p text:style-name="P3">CMS HCP combinations paper</text:p>
      <text:p text:style-name="P3">CMS and ATLAS discovery</text:p>
      <text:p text:style-name="P3">Zeppenfeld H-&gt; invisible</text:p>
      <text:p text:style-name="P3">Detector and Trigger Studies Towards Discovering the Higgs Boson Produced via Vector Boson Fusion Using the CMS Detector - Anastasios Papageorgiou for detector description</text:p>
      <text:p text:style-name="P3"/>
      <text:p text:style-name="P1">Papers to read</text:p>
      <text:p text:style-name="P3">Combinations of 2011 data</text:p>
      <text:p text:style-name="P3"/>
      <text:p text:style-name="P1">Plan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文泉驛微米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文泉驛微米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5T16:00:37</meta:creation-date>
    <meta:generator>OpenOffice.org/3.4.1$Unix OpenOffice.org_project/341m1$Build-9593</meta:generator>
    <dc:date>2013-01-16T17:23:05</dc:date>
    <meta:editing-duration>PT8H54M31S</meta:editing-duration>
    <meta:editing-cycles>6</meta:editing-cycles>
    <meta:document-statistic meta:table-count="0" meta:image-count="0" meta:object-count="0" meta:page-count="1" meta:paragraph-count="9" meta:word-count="52" meta:character-count="339"/>
  </office:meta>
</office:document-meta>
</file>